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PUMA, JOSE RAPHA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03069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812028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PUMA, JOSE RAPH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030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AYPE PUMA, RO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2123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54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2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687303</text:p>
          </table:table-cell>
          <table:table-cell table:style-name="Tabla2.A2" office:value-type="string">
            <text:p text:style-name="P9">28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45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